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variant="normal" fo:text-transform="none" style:font-name="Liberation Sans" fo:font-size="12pt" fo:letter-spacing="normal" fo:font-style="normal" fo:font-weight="normal" officeooo:rsid="001cf4a7" officeooo:paragraph-rsid="001cf4a7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text-properties style:font-name="Liberation Sans" fo:font-size="12pt" officeooo:rsid="001cf4a7" officeooo:paragraph-rsid="001cf4a7" style:font-size-asian="12pt" style:font-size-complex="12pt"/>
    </style:style>
    <style:style style:name="P3" style:family="paragraph" style:parent-style-name="Standard" style:list-style-name="L1">
      <style:text-properties style:font-name="Liberation Sans" fo:font-size="12pt" officeooo:paragraph-rsid="001cf4a7" style:font-size-asian="12pt" style:font-size-complex="12pt"/>
    </style:style>
    <style:style style:name="T1" style:family="text">
      <style:text-properties fo:font-variant="normal" fo:text-transform="none" style:font-name="sans-serif" fo:font-size="14.25pt" fo:letter-spacing="normal" fo:font-style="normal" fo:font-weight="normal" officeooo:rsid="001cf4a7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fo:font-style="normal" fo:font-weight="normal" officeooo:rsid="001cf4a7" style:font-weight-asian="normal" style:font-weight-complex="normal"/>
    </style:style>
    <style:style style:name="T3" style:family="text">
      <style:text-properties fo:font-variant="normal" fo:text-transform="none" fo:font-size="14.25pt" fo:letter-spacing="normal" fo:font-style="normal" fo:font-weight="normal" officeooo:rsid="001cf4a7" style:font-size-asian="12pt" style:font-weight-asian="normal" style:font-size-complex="12pt" style:font-weight-complex="normal"/>
    </style:style>
    <style:style style:name="T4" style:family="text">
      <style:text-properties officeooo:rsid="001ea2e4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03761727" text:style-name="L1">
        <text:list-item>
          <text:p text:style-name="P2">Background</text:p>
          <text:list>
            <text:list-item>
              <text:p text:style-name="P1">Foundations of probability theory</text:p>
            </text:list-item>
            <text:list-item>
              <text:p text:style-name="P1">Probability distributions</text:p>
              <text:list>
                <text:list-item>
                  <text:p text:style-name="P3"><text:span text:style-name="T2">Bernoulli distribution</text:span></text:p>
                </text:list-item>
                <text:list-item>
                  <text:p text:style-name="P1">Uniform distribution</text:p>
                </text:list-item>
                <text:list-item>
                  <text:p text:style-name="P1">Poisson distributions</text:p>
                </text:list-item>
                <text:list-item>
                  <text:p text:style-name="P1">Gaussian (Normal) distributions</text:p>
                </text:list-item>
              </text:list>
            </text:list-item>
            <text:list-item>
              <text:p text:style-name="P1">Bayesian inference</text:p>
              <text:list>
                <text:list-item>
                  <text:p text:style-name="P1">Bayes’ rule</text:p>
                </text:list-item>
                <text:list-item>
                  <text:p text:style-name="P1">Multivariate Gaussian distributions</text:p>
                </text:list-item>
                <text:list-item>
                  <text:p text:style-name="P1">Gaussian mixture</text:p>
                </text:list-item>
                <text:list-item>
                  <text:p text:style-name="P1">State space model</text:p>
                </text:list-item>
                <text:list-item>
                  <text:p text:style-name="P1">Constant velocity model</text:p>
                </text:list-item>
                <text:list-item>
                  <text:p text:style-name="P1">Constant acceleration model</text:p>
                </text:list-item>
                <text:list-item>
                  <text:p text:style-name="P1">Bayes’ filter</text:p>
                </text:list-item>
                <text:list-item>
                  <text:p text:style-name="P1">Kalman filter</text:p>
                  <text:list>
                    <text:list-item>
                      <text:p text:style-name="P1">Kalman filter algorith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Target tracking</text:p>
          <text:list>
            <text:list-item>
              <text:p text:style-name="P1">Clutter</text:p>
            </text:list-item>
            <text:list-item>
              <text:p text:style-name="P1">Single target tracking</text:p>
              <text:list>
                <text:list-item>
                  <text:p text:style-name="P1">PDA filter</text:p>
                </text:list-item>
              </text:list>
            </text:list-item>
            <text:list-item>
              <text:p text:style-name="P1">Multi target tracking</text:p>
              <text:list>
                <text:list-item>
                  <text:p text:style-name="P1">JPDA filter</text:p>
                </text:list-item>
                <text:list-item>
                  <text:p text:style-name="P1">IPDA filter</text:p>
                </text:list-item>
                <text:list-item>
                  <text:p text:style-name="P1">RFS statistics</text:p>
                  <text:list>
                    <text:list-item>
                      <text:p text:style-name="P1">PHD filter</text:p>
                      <text:list>
                        <text:list-item>
                          <text:p text:style-name="P1">Gaussian mixture PHD filter recursion</text:p>
                        </text:list-item>
                      </text:list>
                    </text:list-item>
                    <text:list-item>
                      <text:p text:style-name="P1">CPHD filter</text:p>
                      <text:list>
                        <text:list-item>
                          <text:p text:style-name="P1">CPHD filter recursion</text:p>
                        </text:list-item>
                      </text:list>
                    </text:list-item>
                    <text:list-item>
                      <text:p text:style-name="P1">PMBM filter</text:p>
                      <text:list>
                        <text:list-item>
                          <text:p text:style-name="P1">PMBM filter recursi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Object detection and segmentation</text:p>
          <text:list>
            <text:list-item>
              <text:p text:style-name="P1">YOLO</text:p>
            </text:list-item>
            <text:list-item>
              <text:p text:style-name="P1">Segment Anything</text:p>
            </text:list-item>
          </text:list>
        </text:list-item>
        <text:list-item>
          <text:p text:style-name="P1">Dynamic time and state varying<text:line-break/>detection probability</text:p>
          <text:list>
            <text:list-item>
              <text:p text:style-name="P1">Problem definition</text:p>
            </text:list-item>
            <text:list-item>
              <text:p text:style-name="P1">Dynamic detection probability in video data</text:p>
            </text:list-item>
            <text:list-item>
              <text:p text:style-name="P1">Modified pruning for GM-PHD filter with dynamic detection probability</text:p>
            </text:list-item>
            <text:list-item>
              <text:p text:style-name="P1">Merging in GM-PHD filter with dynamic detection probability</text:p>
            </text:list-item>
          </text:list>
        </text:list-item>
        <text:list-item>
          <text:p text:style-name="P1">Experiment<text:span text:style-name="T4">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1T01:50:44.935279881</meta:creation-date>
    <dc:date>2024-03-11T02:02:15.792948645</dc:date>
    <meta:editing-duration>PT5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0" meta:word-count="155" meta:character-count="1141" meta:non-whitespace-character-count="986"/>
  </office:meta>
</office:document-meta>
</file>